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name-complex="Arial1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font-size-asian="14pt" style:font-name-complex="Arial1" style:font-size-complex="14pt"/>
    </style:style>
    <style:style style:name="P3" style:family="paragraph" style:parent-style-name="Standard">
      <style:text-properties style:font-name="Arial" fo:font-size="14pt" officeooo:rsid="00195235" officeooo:paragraph-rsid="00195235" style:font-size-asian="14pt" style:font-name-complex="Arial1" style:font-size-complex="14pt"/>
    </style:style>
    <style:style style:name="P4" style:family="paragraph" style:parent-style-name="Standard">
      <style:text-properties style:font-name="Arial" fo:font-size="14pt" officeooo:rsid="001ead7f" officeooo:paragraph-rsid="001ead7f" style:font-size-asian="14pt" style:font-name-complex="Arial1" style:font-size-complex="14pt"/>
    </style:style>
    <style:style style:name="P5" style:family="paragraph" style:parent-style-name="Standard">
      <style:text-properties fo:color="#c9211e" loext:opacity="100%" style:font-name="Arial" fo:font-size="14pt" officeooo:rsid="00195235" officeooo:paragraph-rsid="00195235" style:font-size-asian="14pt" style:font-name-complex="Arial1" style:font-size-complex="14pt"/>
    </style:style>
    <style:style style:name="P6" style:family="paragraph" style:parent-style-name="Standard">
      <style:text-properties fo:color="#c9211e" loext:opacity="100%" officeooo:rsid="00195235" officeooo:paragraph-rsid="00195235"/>
    </style:style>
    <style:style style:name="P7" style:family="paragraph" style:parent-style-name="Standard">
      <style:text-properties fo:color="#000000" loext:opacity="100%" style:font-name="Arial" fo:font-size="14pt" officeooo:rsid="001cb7c1" officeooo:paragraph-rsid="001cb7c1" style:font-size-asian="14pt" style:font-name-complex="Arial1" style:font-size-complex="14pt"/>
    </style:style>
    <style:style style:name="P8" style:family="paragraph" style:parent-style-name="Standard">
      <style:text-properties fo:color="#000000" loext:opacity="100%" style:font-name="Arial" fo:font-size="14pt" officeooo:rsid="001ead7f" officeooo:paragraph-rsid="001ead7f" style:font-size-asian="14pt" style:font-name-complex="Arial1" style:font-size-complex="14pt"/>
    </style:style>
    <style:style style:name="P9" style:family="paragraph" style:parent-style-name="Standard">
      <style:text-properties fo:color="#000000" loext:opacity="100%" officeooo:rsid="001cb7c1" officeooo:paragraph-rsid="001cb7c1"/>
    </style:style>
    <style:style style:name="P10" style:family="paragraph" style:parent-style-name="Standard">
      <style:text-properties fo:color="#000000" loext:opacity="100%" officeooo:rsid="00205800" officeooo:paragraph-rsid="00205800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fo:font-size="14pt" officeooo:rsid="001aded0" style:font-size-asian="14pt" style:font-name-complex="Arial1" style:font-size-complex="14pt"/>
    </style:style>
    <style:style style:name="T3" style:family="text">
      <style:text-properties style:font-name="Arial" fo:font-size="14pt" officeooo:rsid="001cb7c1" style:font-size-asian="14pt" style:font-name-complex="Arial1" style:font-size-complex="14pt"/>
    </style:style>
    <style:style style:name="T4" style:family="text">
      <style:text-properties style:font-name="Arial" fo:font-size="14pt" officeooo:rsid="00205800" style:font-size-asian="14pt" style:font-name-complex="Arial1" style:font-size-complex="14pt"/>
    </style:style>
    <style:style style:name="T5" style:family="text">
      <style:text-properties officeooo:rsid="001cb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nícius do Amaral Brunheroto</text:p>
      <text:p text:style-name="P2">Microprocessadores II</text:p>
      <text:p text:style-name="P2">Profº <text:tab/>Alexandro Baldassin</text:p>
      <text:p text:style-name="P1">Unesp RC</text:p>
      <text:p text:style-name="P1"/>
      <text:p text:style-name="P1"/>
      <text:p text:style-name="P3">LABORATÓRIO 7</text:p>
      <text:p text:style-name="P3"/>
      <text:p text:style-name="P4">Parte I</text:p>
      <text:p text:style-name="P5">P1. O acesso aos registradores dos dispositivos mapeados em mem<text:span text:style-name="T5">ó</text:span>ria através da linguagem C requer que ponteiros para esses dispositivos sejam declarados com o qualificador volatile. Explique a importancia deste qualificador no contexto de entrada e saída mapeada em memória.</text:p>
      <text:p text:style-name="P7">Em C, o uso do volatile indica que o ponteiro aponta para uma região de memória que corresponde à comunicação com um dispositivo de entrada/saída.</text:p>
      <text:p text:style-name="P7">Então, o compilador fica sabendo que ao acessar aquela região, cria-se uma interface com o dispositivo, evitando problemas como o cache bypass entre outros.</text:p>
      <text:p text:style-name="P7">Além disso, quando o programa for passado de linguagem de alto nível (como o C) para linguagem de montagem, a otimização do código(feito de forma automática) irá considerar esse aspecto de acessar um dispositivo mapeado em memória, evitando possíveis problemas de implementação de lógica.</text:p>
      <text:p text:style-name="P5"/>
      <text:p text:style-name="P5"/>
      <text:p text:style-name="P8">Parte III</text:p>
      <text:p text:style-name="P6"><text:span text:style-name="T1">P2. O que acontece se o programa que voc</text:span><text:span text:style-name="T3">ê</text:span><text:span text:style-name="T1"> escreveu nessa parte n</text:span><text:span text:style-name="T2">ã</text:span><text:span text:style-name="T1">o sincronizar o desenho da linha com o ciclo de redesenho do controlador VGA?</text:span></text:p>
      <text:p text:style-name="P6"><text:span text:style-name="T1"/></text:p>
      <text:p text:style-name="P9"><text:span text:style-name="T1">Se o desenho da linha não for sincronizado com o ciclo de redesenho, </text:span><text:span text:style-name="T4">se estará mudando a memória de vídeo ao mesmo tempo</text:span><text:span text:style-name="T1"> em </text:span><text:span text:style-name="T4">que estão ocorrendo as varreduras horizontais e verticais.</text:span></text:p>
      <text:p text:style-name="P10"><text:span text:style-name="T1">É como tentar desenhar novas linhas, antes de esperar a renderização de linhas anteriores.</text:span></text:p>
      <text:p text:style-name="P9"><text:span text:style-name="T1">Dessa forma, a imagem resultante no vga pixel buffer não será muito agradável, apresentando um efeito de pisca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9T10:56:59.343000000</dc:date>
    <meta:editing-duration>PT7M53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5" meta:word-count="240" meta:character-count="1503" meta:non-whitespace-character-count="1277"/>
  </office:meta>
</office:document-meta>
</file>